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none"/>
    </style:style>
    <style:style style:name="Tabella4.H1" style:family="table-cell">
      <style:table-cell-properties fo:padding="0cm" fo:border-left="0.05pt solid #000000" fo:border-right="0.05pt solid #000000" fo:border-top="0.05pt solid #000000" fo:border-bottom="none"/>
    </style:style>
    <style:style style:name="Tabella4.A2" style:family="table-cell">
      <style:table-cell-properties fo:padding="0cm" fo:border-left="0.05pt solid #000000" fo:border-right="0.05pt solid #000000" fo:border-top="none" fo:border-bottom="none"/>
    </style:style>
    <style:style style:name="Tabella4.A3" style:family="table-cell">
      <style:table-cell-properties fo:padding="0cm" fo:border-left="0.05pt solid #000000" fo:border-right="none" fo:border-top="none" fo:border-bottom="none"/>
    </style:style>
    <style:style style:name="Tabella4.A4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padding="0.049cm" fo:border-left="0.06pt solid #000000" fo:border-right="0.06pt solid #000000" fo:border-top="none" fo:border-bottom="non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8pt" fo:font-weight="normal" officeooo:paragraph-rsid="00277ea5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olibri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6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7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2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officeooo:paragraph-rsid="00130f00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P4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P44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5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6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2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3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start" style:justify-single-word="false" fo:padding="0cm" fo:border="non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center" style:justify-single-word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5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6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/>
    </style:style>
    <style:style style:name="T6" style:family="text">
      <style:text-properties style:font-name="Calibri" fo:font-size="5pt" style:font-size-asian="5pt" style:font-size-complex="5pt"/>
    </style:style>
    <style:style style:name="T7" style:family="text">
      <style:text-properties style:font-name="Calibri" fo:font-size="5pt" officeooo:rsid="003c49d0" style:font-size-asian="5pt" style:font-size-complex="5pt"/>
    </style:style>
    <style:style style:name="T8" style:family="text">
      <style:text-properties style:font-name="Calibri" officeooo:rsid="0044e5cb"/>
    </style:style>
    <style:style style:name="T9" style:family="text">
      <style:text-properties style:font-name="Calibri" fo:font-size="4pt" officeooo:rsid="0044e5cb" style:font-size-asian="4pt" style:font-size-complex="4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officeooo:rsid="0032ee30"/>
    </style:style>
    <style:style style:name="T13" style:family="text">
      <style:text-properties fo:color="#333333" style:font-name="Helvetica" fo:font-size="4pt" officeooo:rsid="001f3b19" style:font-size-asian="4pt" style:font-size-complex="4pt"/>
    </style:style>
    <style:style style:name="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15" style:family="text">
      <style:text-properties style:font-name="Helvetica" fo:font-size="6pt" style:font-size-asian="6pt" style:font-size-complex="6pt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16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A2" table:number-columns-spanned="8" office:value-type="string">
            <text:p text:style-name="P6"><text:placeholder text:placeholder-type="text">&lt;for each="line in o.ddt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2"><text:placeholder text:placeholder-type="text">&lt;line.product_id.name or ''&gt;</text:placeholder></text:p>
          </table:table-cell>
          <table:table-cell table:style-name="Tabella4.A3" office:value-type="string">
            <text:p text:style-name="P73"><text:placeholder text:placeholder-type="text">&lt;line.product_uom.name or ''&gt;</text:placeholder></text:p>
          </table:table-cell>
          <table:table-cell table:style-name="Tabella4.A3" office:value-type="string">
            <text:p text:style-name="P76"><text:placeholder text:placeholder-type="text">&lt;formatLang(line.product_uom_qty,digits=0)&gt;</text:placeholder></text:p>
          </table:table-cell>
          <table:table-cell table:style-name="Tabella4.A3" office:value-type="string">
            <text:p text:style-name="P74"/>
          </table:table-cell>
          <table:table-cell table:style-name="Tabella4.A3" office:value-type="string">
            <text:p text:style-name="P20"/>
          </table:table-cell>
          <table:table-cell table:style-name="Tabella4.A3" office:value-type="string">
            <text:p text:style-name="P74"/>
          </table:table-cell>
          <table:table-cell table:style-name="Tabella4.A2" office:value-type="string">
            <text:p text:style-name="P75"/>
          </table:table-cell>
        </table:table-row>
        <table:table-row>
          <table:table-cell table:style-name="Tabella4.A4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2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1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32ee30"/>
    </style:style>
    <style:style style:name="MT13" style:family="text">
      <style:text-properties fo:color="#333333" style:font-name="Helvetica" fo:font-size="4pt" officeooo:rsid="001f3b19" style:font-size-asian="4pt" style:font-size-complex="4pt"/>
    </style:style>
    <style:style style:name="M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5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><text:span text:style-name="MT8"><text:placeholder text:placeholder-type="text">&lt;choose&gt;</text:placeholder></text:span><text:span text:style-name="MT8"><text:placeholder text:placeholder-type="text">&lt;when test="o.delivery_address_id"&gt;</text:placeholder></text:span><text:span text:style-name="MT9"><text:placeholder text:placeholder-type="text">&lt;o.delivery_address_id.street or ''&gt;</text:placeholder></text:span><text:span text:style-name="MT9"> </text:span><text:span text:style-name="MT9"><text:placeholder text:placeholder-type="text">&lt;o.delivery_address_id.street2 or ''&gt;</text:placeholder></text:span><text:span text:style-name="MT9"> </text:span><text:span text:style-name="MT9"><text:placeholder text:placeholder-type="text">&lt;o.delivery_address_id.zip or ''&gt;</text:placeholder></text:span><text:span text:style-name="MT9"> </text:span><text:span text:style-name="MT9"><text:placeholder text:placeholder-type="text">&lt;o.delivery_address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/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1</text:page-number>/<text:page-count>1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name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/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/>
            </table:table-cell>
            <table:table-cell table:style-name="Tabella5.G3" table:number-rows-spanned="2" office:value-type="string">
              <text:p text:style-name="MP42"/>
            </table:table-cell>
            <table:table-cell table:style-name="Tabella5.G2" table:number-rows-spanned="2" office:value-type="string">
              <text:p text:style-name="MP43"/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  <text:p text:style-name="MP45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6">% <text:span text:style-name="MT12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9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4">N. COLLI</text:p>
              <text:p text:style-name="MP50"><text:placeholder text:placeholder-type="text">&lt;o.parcels or ''&gt;</text:placeholder></text:p>
            </table:table-cell>
            <table:table-cell table:style-name="Tabella5.G3" office:value-type="string">
              <text:p text:style-name="MP44">PORTO</text:p>
              <text:p text:style-name="MP50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7">RIMBORSI</text:p>
              <text:p text:style-name="MP51"/>
            </table:table-cell>
            <table:covered-table-cell/>
            <table:table-cell table:style-name="Tabella5.G3" office:value-type="string">
              <text:p text:style-name="MP52">TOTALE IMPONIBILE</text:p>
              <text:p text:style-name="MP53"/>
            </table:table-cell>
            <table:table-cell table:style-name="Tabella5.G2" table:number-columns-spanned="2" office:value-type="string">
              <text:p text:style-name="MP54">TOTALE IVA</text:p>
              <text:p text:style-name="MP55"/>
            </table:table-cell>
            <table:covered-table-cell/>
          </table:table-row>
          <table:table-row>
            <table:table-cell table:style-name="Tabella5.A1" office:value-type="string">
              <text:p text:style-name="MP54">TRASPORTO CURA DEL</text:p>
              <text:p text:style-name="MP56"><text:s/></text:p>
            </table:table-cell>
            <table:table-cell table:style-name="Tabella5.A1" table:number-columns-spanned="2" office:value-type="string">
              <text:p text:style-name="MP54">INIZIO TRASPORTO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CONDUCENTE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4">TOTALE DOCUMENTO</text:p>
              <text:p text:style-name="MP54"/>
              <text:p text:style-name="MP60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4">VETTORI, RAGIONE SOCIALE E INDIRIZZO</text:p>
              <text:p text:style-name="MP61"><text:span text:style-name="MT13"><text:placeholder text:placeholder-type="text">&lt;if test="o.carrier_id"&gt;</text:placeholder></text:span><text:span text:style-name="MT14"><text:placeholder text:placeholder-type="text">&lt;o.carrier_id and o.carrier_id.name or ''&gt;</text:placeholder></text:span><text:span text:style-name="MT14"> - </text:span><text:span text:style-name="MT15"><text:placeholder text:placeholder-type="text">&lt;o.carrier_id and o.carrier_id.partner_id or ''&gt;</text:placeholder></text:span><text:span text:style-name="MT15"> - </text:span><text:span text:style-name="MT15"><text:placeholder text:placeholder-type="text">&lt;o.carrier_id and o.carrier_id.partner_id.address.street or ''&gt;</text:placeholder></text:span><text:span text:style-name="MT15"> - </text:span><text:span text:style-name="MT15"><text:placeholder text:placeholder-type="text">&lt;o.carrier_id and o.carrier_id.partner_id.address.zip or ''&gt;</text:placeholder></text:span><text:span text:style-name="MT15"> - </text:span><text:span text:style-name="MT15"><text:placeholder text:placeholder-type="text">&lt;o.carrier_id and o.carrier_id.partner_id.address.city or ''&gt;</text:placeholder></text:span><text:span text:style-name="MT13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4">FIRMA DEL VETTORE</text:p>
              <text:p text:style-name="MP56"/>
            </table:table-cell>
            <table:covered-table-cell/>
            <table:table-cell table:style-name="Tabella5.G3" table:number-columns-spanned="2" office:value-type="string">
              <text:p text:style-name="MP57">DATA E ORA RITIRO</text:p>
              <text:p text:style-name="MP62"><text:placeholder text:placeholder-type="text">&lt;o.delivery_date and (o.delivery_dat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5T11:02:32.695000000</dc:date>
    <meta:print-date>2015-11-01T17:36:21.213000000</meta:print-date>
    <meta:editing-cycles>34</meta:editing-cycles>
    <meta:editing-duration>PT5H11M43S</meta:editing-duration>
    <meta:document-statistic meta:table-count="5" meta:image-count="1" meta:object-count="0" meta:page-count="1" meta:paragraph-count="81" meta:word-count="287" meta:character-count="2520" meta:non-whitespace-character-count="2256"/>
    <meta:template xlink:type="simple" xlink:actuate="onRequest" xlink:title="" xlink:href="../Carta%20Intestata%20Sinfocom%20Versione%202.odt/Normal"/>
  </office:meta>
</office:document-meta>
</file>